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92b82" officeooo:paragraph-rsid="00092b82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092b82" officeooo:paragraph-rsid="00092b8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3pt" officeooo:rsid="00092b82" officeooo:paragraph-rsid="00092b82" style:font-size-asian="11.3500003814697pt" style:font-size-complex="13pt"/>
    </style:style>
    <style:style style:name="P4" style:family="paragraph" style:parent-style-name="Standard">
      <style:paragraph-properties fo:text-align="start" style:justify-single-word="false"/>
      <style:text-properties fo:font-size="13pt" officeooo:rsid="00092b82" officeooo:paragraph-rsid="000d39b9" style:font-size-asian="11.3500003814697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officeooo:rsid="00092b82" officeooo:paragraph-rsid="000f0afa" style:font-size-asian="11.3500003814697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092b82" officeooo:paragraph-rsid="0010d3d5" style:font-size-asian="11.3500003814697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092b82" officeooo:paragraph-rsid="001452ae" style:font-size-asian="11.3500003814697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092b82" officeooo:paragraph-rsid="001ac7fa" style:font-size-asian="11.3500003814697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1452ae" officeooo:paragraph-rsid="001452ae" style:font-size-asian="11.3500003814697pt" style:font-size-complex="13pt"/>
    </style:style>
    <style:style style:name="P10" style:family="paragraph" style:parent-style-name="Standard">
      <style:paragraph-properties fo:text-align="start" style:justify-single-word="false"/>
      <style:text-properties fo:font-size="13pt" officeooo:rsid="001452ae" officeooo:paragraph-rsid="00092b82" style:font-size-asian="11.3500003814697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3pt" officeooo:rsid="00158fc2" officeooo:paragraph-rsid="00158fc2" style:font-size-asian="11.3500003814697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3pt" officeooo:rsid="0012fb59" officeooo:paragraph-rsid="001452ae" style:font-size-asian="11.3500003814697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officeooo:rsid="00092b82" officeooo:paragraph-rsid="00092b82" style:font-size-asian="11.3500003814697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rsid="00269a51" officeooo:paragraph-rsid="00269a51" style:font-size-asian="11.3500003814697pt" style:font-size-complex="13pt"/>
    </style:style>
    <style:style style:name="P15" style:family="paragraph" style:parent-style-name="Standard">
      <style:paragraph-properties fo:text-align="start" style:justify-single-word="false"/>
      <style:text-properties fo:font-size="13pt" officeooo:rsid="002823e3" officeooo:paragraph-rsid="002823e3" style:font-size-asian="11.3500003814697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size="13pt" officeooo:rsid="002823e3" officeooo:paragraph-rsid="002a14d8" style:font-size-asian="11.3500003814697pt" style:font-size-complex="13pt"/>
    </style:style>
    <style:style style:name="P17" style:family="paragraph" style:parent-style-name="Standard">
      <style:paragraph-properties fo:text-align="start" style:justify-single-word="false"/>
      <style:text-properties fo:font-size="13pt" officeooo:rsid="002823e3" officeooo:paragraph-rsid="002c0735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fo:font-size="13pt" officeooo:rsid="002823e3" officeooo:paragraph-rsid="002d4fe6" style:font-size-asian="11.3500003814697pt" style:font-size-complex="13pt"/>
    </style:style>
    <style:style style:name="P19" style:family="paragraph" style:parent-style-name="Standard">
      <style:paragraph-properties fo:text-align="start" style:justify-single-word="false"/>
      <style:text-properties fo:font-size="13pt" officeooo:rsid="002c0735" officeooo:paragraph-rsid="002c0735" style:font-size-asian="11.3500003814697pt" style:font-size-complex="13pt"/>
    </style:style>
    <style:style style:name="P20" style:family="paragraph" style:parent-style-name="Standard">
      <style:paragraph-properties fo:text-align="start" style:justify-single-word="false"/>
      <style:text-properties fo:font-size="13pt" officeooo:rsid="00305720" officeooo:paragraph-rsid="00305720" style:font-size-asian="11.3500003814697pt" style:font-size-complex="13pt"/>
    </style:style>
    <style:style style:name="P21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269a51" officeooo:paragraph-rsid="00269a51" style:font-size-asian="11.3500003814697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2c0735" officeooo:paragraph-rsid="002c0735" style:font-size-asian="11.3500003814697pt" style:font-weight-asian="bold" style:font-size-complex="13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3pt" fo:font-style="italic" officeooo:rsid="002c0735" officeooo:paragraph-rsid="002c0735" style:font-size-asian="11.3500003814697pt" style:font-style-asian="italic" style:font-size-complex="13pt" style:font-style-complex="italic"/>
    </style:style>
    <style:style style:name="P24" style:family="paragraph" style:parent-style-name="Footer">
      <style:paragraph-properties fo:text-align="end" style:justify-single-word="false"/>
      <style:text-properties officeooo:paragraph-rsid="00261cd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a14d8"/>
    </style:style>
    <style:style style:name="T3" style:family="text">
      <style:text-properties style:text-underline-style="solid" style:text-underline-width="auto" style:text-underline-color="font-color" officeooo:rsid="002c0735"/>
    </style:style>
    <style:style style:name="T4" style:family="text">
      <style:text-properties officeooo:rsid="000a61c5"/>
    </style:style>
    <style:style style:name="T5" style:family="text">
      <style:text-properties officeooo:rsid="000d39b9"/>
    </style:style>
    <style:style style:name="T6" style:family="text">
      <style:text-properties officeooo:rsid="000f0afa"/>
    </style:style>
    <style:style style:name="T7" style:family="text">
      <style:text-properties officeooo:rsid="000faad9"/>
    </style:style>
    <style:style style:name="T8" style:family="text">
      <style:text-properties officeooo:rsid="000fda83"/>
    </style:style>
    <style:style style:name="T9" style:family="text">
      <style:text-properties officeooo:rsid="0010d3d5"/>
    </style:style>
    <style:style style:name="T10" style:family="text">
      <style:text-properties officeooo:rsid="0012fb59"/>
    </style:style>
    <style:style style:name="T11" style:family="text">
      <style:text-properties officeooo:rsid="00168a02"/>
    </style:style>
    <style:style style:name="T12" style:family="text">
      <style:text-properties officeooo:rsid="001813fe"/>
    </style:style>
    <style:style style:name="T13" style:family="text">
      <style:text-properties officeooo:rsid="0018ebba"/>
    </style:style>
    <style:style style:name="T14" style:family="text">
      <style:text-properties officeooo:rsid="001ac7fa"/>
    </style:style>
    <style:style style:name="T15" style:family="text">
      <style:text-properties officeooo:rsid="001bad43"/>
    </style:style>
    <style:style style:name="T16" style:family="text">
      <style:text-properties officeooo:rsid="0022f36d"/>
    </style:style>
    <style:style style:name="T17" style:family="text">
      <style:text-properties officeooo:rsid="00261cd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normal" style:font-weight-asian="normal" style:font-weight-complex="normal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323c66" style:font-style-asian="italic" style:font-style-complex="italic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officeooo:rsid="002a14d8"/>
    </style:style>
    <style:style style:name="T25" style:family="text">
      <style:text-properties officeooo:rsid="002c0735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officeooo:rsid="002d4fe6"/>
    </style:style>
    <style:style style:name="T28" style:family="text">
      <style:text-properties officeooo:rsid="002da26f"/>
    </style:style>
    <style:style style:name="T29" style:family="text">
      <style:text-properties officeooo:rsid="002f1bf5"/>
    </style:style>
    <style:style style:name="T30" style:family="text">
      <style:text-properties officeooo:rsid="003057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vétérinaire</text:p>
      <text:p text:style-name="P1"/>
      <text:p text:style-name="P2"/>
      <text:p text:style-name="P3"><text:span text:style-name="T1">Problématique</text:span> :</text:p>
      <text:p text:style-name="P3"><text:tab/></text:p>
      <text:p text:style-name="P3"><text:tab/><text:span text:style-name="T10">Un vétérinaire désire gérer le suivi de ses consultation par un site intranet . Selon les pathologies rencontrés , il peut effectuer des manipulation ostéopathiques , préconiser des remèdes qui peuvent être homéopathiques ou phytothérapeutiques.</text:span></text:p>
      <text:p text:style-name="P7"><text:tab/><text:span text:style-name="T10">Il enregistre des information sur les animaux ainsi que leur proprietaire qui peuvent être des particuliers ou des entreprises.</text:span></text:p>
      <text:p text:style-name="P12"><text:tab/>Une consultation peut se dérouler en extérieur ou au cabinet. A chaque consultation , </text:p>
      <text:p text:style-name="P10">il note la date , l'heure et la durée de la consultation , le prolème posé , le diagnostic , le résumé des eventuelles manipulation ostéopathiques effectuées.</text:p>
      <text:p text:style-name="P11">Pour une consultation <text:s/><text:span text:style-name="T10">homéopathique , </text:span>il note le detail du traitement prescris.</text:p>
      <text:p text:style-name="P3"/>
      <text:p text:style-name="P3"/>
      <text:p text:style-name="P9"><text:span text:style-name="T1">Identifiant du site </text:span>:</text:p>
      <text:p text:style-name="P9"><text:tab/><text:span text:style-name="T18">Login</text:span> : Charcutier</text:p>
      <text:p text:style-name="P9"><text:tab/><text:span text:style-name="T18">Mot de passe</text:span> : saucisson</text:p>
      <text:p text:style-name="P9"><text:span text:style-name="T1">Adresse</text:span> :</text:p>
      <text:p text:style-name="P9"><text:tab/>https://etudiant.univ-mlv.fr/~cnoel/index.php</text:p>
      <text:p text:style-name="P3"/>
      <text:p text:style-name="P3"/>
      <text:p text:style-name="P3"><text:span text:style-name="T1">Liste des tables</text:span> :</text:p>
      <text:p text:style-name="P3"><text:tab/>- V_ANIMAL : <text:s/>2 clé étrangère <text:s/>:</text:p>
      <text:p text:style-name="P3"><text:tab/><text:tab/>- "espece" qui référence l'identifiant de la table V_ESPECE</text:p>
      <text:p text:style-name="P3"><text:tab/><text:tab/>- "proprietaire" qui reference à l'identifiant du proprietaire dans la table <text:tab/><text:tab/><text:tab/><text:tab/>V_PROPRIETAIRE</text:p>
      <text:p text:style-name="P3"><text:tab/><text:span text:style-name="T4">Il ne peut pas y avoir d'animal sans proprietaire , ni d'animal sans espèce .</text:span></text:p>
      <text:p text:style-name="P3"><text:tab/><text:span text:style-name="T14">Un animal a toujours une espèce , un genre , un proprietaire et l'on sait si l'animal est <text:tab/>sterile ou non .</text:span></text:p>
      <text:p text:style-name="P3"><text:tab/><text:span text:style-name="T14">S'il possède un numéro de tatouage ou de puce , ces numéros sont unique.</text:span></text:p>
      <text:p text:style-name="P3"><text:tab/></text:p>
      <text:p text:style-name="P3"/>
      <text:p text:style-name="P3"><text:tab/>- V_CONSULTATION : <text:span text:style-name="T14">1 clé étrangère :</text:span></text:p>
      <text:p text:style-name="P3"><text:tab/><text:tab/>- "<text:span text:style-name="T14">client" qui référence à l'identifiant de la table V_PROPRIETAIRE </text:span></text:p>
      <text:p text:style-name="P3"><text:tab/><text:tab/><text:span text:style-name="T14">Une consultation a toujours une date ainsi qu'un lieu et un client.</text:span></text:p>
      <text:p text:style-name="P3"/>
      <text:p text:style-name="P3"><text:tab/>- V_ENTREPRISE : <text:span text:style-name="T5">1 clé etrangère :</text:span></text:p>
      <text:p text:style-name="P4"><text:tab/><text:tab/>- "<text:span text:style-name="T5">identifiant" </text:span>qui reference à l'identifiant du proprietaire dans la table <text:tab/><text:tab/><text:tab/><text:tab/>V_PROPRIETAIRE</text:p>
      <text:p text:style-name="P4"><text:tab/><text:tab/><text:span text:style-name="T5">L'entité entreprise est une entité fille de l'entité proprietaire </text:span><text:s/>, <text:span text:style-name="T5">ainsi une <text:tab/><text:tab/><text:tab/><text:tab/>entreprise est forcément un proprietaire </text:span></text:p>
      <text:p text:style-name="P3"><text:tab/><text:tab/><text:span text:style-name="T14">Une entreprise possède toujours un nom et est toujours affilié à un type <text:tab/><text:tab/><text:tab/>d'entreprise</text:span></text:p>
      <text:p text:style-name="P3"/>
      <text:p text:style-name="P3"><text:soft-page-break/><text:tab/>- V_ESPECE</text:p>
      <text:p text:style-name="P3"><text:tab/><text:tab/><text:span text:style-name="T14">Une espèce possède toujours un libellé unique.</text:span></text:p>
      <text:p text:style-name="P3"/>
      <text:p text:style-name="P3"/>
      <text:p text:style-name="P3"><text:tab/>- V_LOCALITE</text:p>
      <text:p text:style-name="P3"><text:tab/><text:tab/><text:span text:style-name="T13">Il ne peut pas y avoir de localité sans code postal ni libellé , ce libellé est <text:tab/>unique.</text:span></text:p>
      <text:p text:style-name="P3"/>
      <text:p text:style-name="P3"><text:tab/>- V_MEDICAMENT</text:p>
      <text:p text:style-name="P3"><text:tab/><text:tab/><text:span text:style-name="T15">Un médicament a toujours un libellé qui est unique .</text:span></text:p>
      <text:p text:style-name="P3"/>
      <text:p text:style-name="P3"/>
      <text:p text:style-name="P4"><text:tab/>- V_PARTICULIER : <text:span text:style-name="T5">1 clé etrangère :</text:span></text:p>
      <text:p text:style-name="P8"><text:tab/><text:tab/>- "<text:span text:style-name="T5">identifiant" </text:span>qui reference à l'identifiant du proprietaire dans la table</text:p>
      <text:p text:style-name="P8"><text:span text:style-name="T5"><text:tab/><text:tab/>L'entité particulier est une entité fille de l'entité proprietaire </text:span><text:s/>, <text:span text:style-name="T5">ainsi un<text:tab/><text:tab/><text:tab/><text:tab/>particulier est forcément un proprietaire </text:span></text:p>
      <text:p text:style-name="P8"><text:tab/><text:tab/><text:span text:style-name="T14">Une particulier a obligatoirement un nom et un prénom .</text:span></text:p>
      <text:p text:style-name="P8"/>
      <text:p text:style-name="P8"><text:tab/>- V_PROPRIETAIRE</text:p>
      <text:p text:style-name="P4"><text:tab/><text:tab/><text:span text:style-name="T5">L'entité particulier est une entité fille de l'entité proprietaire</text:span> , <text:span text:style-name="T5">ainsi un <text:tab/><text:tab/><text:tab/><text:tab/>particulier est forcément un proprietaire </text:span></text:p>
      <text:p text:style-name="P3"/>
      <text:p text:style-name="P3"><text:tab/>- V_PROPRIETAIRE : <text:span text:style-name="T6">1 clé étrangère :</text:span></text:p>
      <text:p text:style-name="P5"><text:tab/><text:tab/>- "<text:span text:style-name="T6">localite" qui reference a l'identifiant de la table </text:span>V_LOCALITE .</text:p>
      <text:p text:style-name="P5"><text:tab/><text:tab/><text:span text:style-name="T6">L'entité proprietaire est aussi une entité mère pour les entité Entreprise et <text:tab/><text:tab/><text:tab/><text:tab/>Particulier</text:span></text:p>
      <text:p text:style-name="P5"><text:tab/><text:tab/><text:span text:style-name="T6">Un proprietaire possède forcément une localité .</text:span></text:p>
      <text:p text:style-name="P3"/>
      <text:p text:style-name="P6"><text:tab/>- V_SOINS : <text:span text:style-name="T9">3 clés étrangère :</text:span></text:p>
      <text:p text:style-name="P6"><text:tab/><text:tab/>- "<text:span text:style-name="T9">consultation" <text:s/>qui reference a l'identifiant de la table V_CONSULTATION</text:span></text:p>
      <text:p text:style-name="P6"><text:tab/><text:tab/>- "<text:span text:style-name="T9">animal" <text:s/>qui reference a l'identifiant de la table <text:s/></text:span>V_ANIMAL</text:p>
      <text:p text:style-name="P6"><text:tab/><text:tab/>- "<text:span text:style-name="T9">traitement" <text:s/>qui reference a l'identifiant de la table V_TRAITEMENT</text:span></text:p>
      <text:p text:style-name="P3"><text:tab/><text:tab/><text:span text:style-name="T9">Pour qu'il y ai des soins , il faut forcement qu'il y est une consultation , un <text:tab/><text:tab/><text:tab/><text:tab/>animal soigné .</text:span></text:p>
      <text:p text:style-name="P3"><text:tab/><text:tab/><text:span text:style-name="T9">Un traitement n'est pas obligatoire , il n'y en que si c'etait une consultation <text:tab/><text:tab/>homéopathique</text:span></text:p>
      <text:p text:style-name="P3"><text:tab/><text:tab/><text:span text:style-name="T11">S'il n'y a pas de manipulation ostéopathiques <text:s/>, le champ "manipulation" de la <text:tab/><text:tab/><text:tab/>table sera vide</text:span></text:p>
      <text:p text:style-name="P3"/>
      <text:p text:style-name="P3"/>
      <text:p text:style-name="P3"><text:tab/>- V_TRAITEMENT : <text:span text:style-name="T7">1 clé étrangère :</text:span></text:p>
      <text:p text:style-name="P3"><text:tab/><text:tab/>- "<text:span text:style-name="T7">medicament" qui référence à l'identifiant de la table V_MEDICAMENT</text:span></text:p>
      <text:p text:style-name="P3"><text:tab/><text:tab/><text:span text:style-name="T8">Ainsi il ne peut pas y avoir de traitement sans medicament .</text:span></text:p>
      <text:p text:style-name="P3"><text:tab/><text:tab/><text:span text:style-name="T12">Un traitement a forcement une durée donnée .</text:span></text:p>
      <text:p text:style-name="P14"/>
      <text:p text:style-name="P14"/>
      <text:p text:style-name="P14"><text:soft-page-break/></text:p>
      <text:p text:style-name="P21">MLD</text:p>
      <text:p text:style-name="P22"><text:span text:style-name="T20">On souligne le ou les clés primaire , le <text:s/># sert à identifier les clés étrangère</text:span></text:p>
      <text:p text:style-name="P21"/>
      <text:p text:style-name="P15"><text:s/>- Animal (<text:span text:style-name="T1">identifiant</text:span>, nom, race, taille, poids, genre, castre, numTatouage, <text:tab/><text:tab/><text:tab/><text:tab/>numPuce, #Espece, #Proprietaire) </text:p>
      <text:p text:style-name="P15"><text:span text:style-name="T23">Clé primaire</text:span> : <text:span text:style-name="T24">i</text:span>dentifiant</text:p>
      <text:p text:style-name="P15"><text:span text:style-name="T21">Clés étrangère</text:span><text:span text:style-name="T22">s</text:span> : Espece reference l'identifiant l'entité "espece"</text:p>
      <text:p text:style-name="P15"><text:tab/><text:tab/> <text:s text:c="4"/>Proprietaire référence à <text:span text:style-name="T30">l'</text:span>identifiant de l'entité "propriétaire"</text:p>
      <text:p text:style-name="P15"/>
      <text:p text:style-name="P15"/>
      <text:p text:style-name="P15">- Consultation (<text:span text:style-name="T1">identifiant</text:span>, date, lieu, duree,<text:span text:style-name="T27">#client</text:span>)</text:p>
      <text:p text:style-name="P16"><text:span text:style-name="T23">Clé primaire</text:span> : <text:span text:style-name="T24">i</text:span>dentifiant</text:p>
      <text:p text:style-name="P18"><text:span text:style-name="T21">Clé étrangère</text:span> : <text:span text:style-name="T29">client</text:span> référence à <text:span text:style-name="T29">l'</text:span>identifiant de l'entité "propriétaire"</text:p>
      <text:p text:style-name="P15"/>
      <text:p text:style-name="P15"/>
      <text:p text:style-name="P15">- Espece (<text:span text:style-name="T1">identifiant</text:span>, libelle) </text:p>
      <text:p text:style-name="P16"><text:span text:style-name="T23">Clé primaire</text:span> : <text:span text:style-name="T24">i</text:span>dentifiant</text:p>
      <text:p text:style-name="P15"/>
      <text:p text:style-name="P15"/>
      <text:p text:style-name="P16">- Localite (<text:span text:style-name="T2">identifiant</text:span><text:span text:style-name="T24">, </text:span>codepostal, libelle)</text:p>
      <text:p text:style-name="P16"><text:span text:style-name="T23">Clé primaire</text:span> : <text:span text:style-name="T24">i</text:span>dentifiant </text:p>
      <text:p text:style-name="P15"/>
      <text:p text:style-name="P15"/>
      <text:p text:style-name="P19">- Proprietaire (<text:span text:style-name="T1">identifiant</text:span>, adresse, telephone, #localite) </text:p>
      <text:p text:style-name="P17"><text:span text:style-name="T23">Clé primaire</text:span> : <text:span text:style-name="T24">i</text:span>dentifiant</text:p>
      <text:p text:style-name="P20"><text:span text:style-name="T23">Clé étrangère</text:span> : localite référence à l'identifiant de l'entité "localité"</text:p>
      <text:p text:style-name="P15"/>
      <text:p text:style-name="P15"/>
      <text:p text:style-name="P15">- Particulier (<text:span text:style-name="T25">#</text:span><text:span text:style-name="T1">identifiant</text:span><text:span text:style-name="T19">,</text:span> nomParticulier, prenomParticulier) </text:p>
      <text:p text:style-name="P17"><text:span text:style-name="T23">Clé primaire</text:span> : <text:span text:style-name="T24">i</text:span>dentifiant</text:p>
      <text:p text:style-name="P23">Clé étrangère <text:span text:style-name="T26">: identifiant , référence à l'identifiant de l'entité propriétaire</text:span></text:p>
      <text:p text:style-name="P15"/>
      <text:p text:style-name="P15"/>
      <text:p text:style-name="P15">- Entreprise (<text:span text:style-name="T25">#</text:span><text:span text:style-name="T3">i</text:span><text:span text:style-name="T1">dentifiant</text:span>, nom, type) </text:p>
      <text:p text:style-name="P17"><text:span text:style-name="T23">Clé primaire</text:span> : <text:span text:style-name="T24">i</text:span>dentifiant</text:p>
      <text:p text:style-name="P23">Clé étrangère <text:span text:style-name="T26">: identifiant , référence à l'identifiant de l'entité "propriétaire"</text:span></text:p>
      <text:p text:style-name="P15"/>
      <text:p text:style-name="P15"/>
      <text:p text:style-name="P15">- Traitement (<text:span text:style-name="T1">identifiant</text:span>, duree, frequence, dose, dilution, #<text:span text:style-name="T25">m</text:span>edicament) </text:p>
      <text:p text:style-name="P17"><text:span text:style-name="T23">Clé primaire</text:span> : <text:span text:style-name="T24">i</text:span>dentifiant</text:p>
      <text:p text:style-name="P23">Clé étrangère<text:span text:style-name="T26"> : medicament , référence à l'identifiant de l'entité "medicament"</text:span></text:p>
      <text:p text:style-name="P23"><text:span text:style-name="T26"/></text:p>
      <text:p text:style-name="P23"><text:span text:style-name="T26"/></text:p>
      <text:p text:style-name="P15">- Medicament (<text:span text:style-name="T1">identifiant</text:span>, libelle) </text:p>
      <text:p text:style-name="P17"><text:span text:style-name="T23">Clé primaire</text:span> : <text:span text:style-name="T24">i</text:span>dentifiant</text:p>
      <text:p text:style-name="P15"><text:soft-page-break/></text:p>
      <text:p text:style-name="P15">- herite_de (<text:span text:style-name="T1">Entreprise</text:span><text:span text:style-name="T19">, </text:span><text:span text:style-name="T1">Proprietaire</text:span><text:span text:style-name="T19">, </text:span><text:span text:style-name="T1">Particulier</text:span>) </text:p>
      <text:p text:style-name="P17"><text:span text:style-name="T23">Clé primaire</text:span> : <text:span text:style-name="T25">Entreprise,Proprietaire,Particulier</text:span></text:p>
      <text:p text:style-name="P15"/>
      <text:p text:style-name="P15">- consulte (<text:span text:style-name="T1">Consultation</text:span><text:span text:style-name="T19">, </text:span><text:span text:style-name="T1">Animal</text:span><text:span text:style-name="T19">, </text:span><text:span text:style-name="T1">Traitement,</text:span> anamneseSoins, diagnosticSoins, <text:tab/>manipulationSoins) </text:p>
      <text:p text:style-name="P17"><text:span text:style-name="T23">Clé primaire</text:span> : <text:span text:style-name="T28">Consultation, Animal , Trai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261cdf"/>
    </style:style>
    <style:style style:name="MT1" style:family="text">
      <style:text-properties officeooo:rsid="00261cdf"/>
    </style:style>
    <style:style style:name="MT2" style:family="text">
      <style:text-properties officeooo:rsid="0022f36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Noël Celine &amp; Pico Christopher</text:span><text:tab/><text:tab/><text:span text:style-name="MT2">Page </text:span><text:span text:style-name="MT2"><text:page-number text:select-page="current">4</text:page-number></text:span><text:span text:style-name="MT2"> de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43M19S</meta:editing-duration>
    <meta:editing-cycles>37</meta:editing-cycles>
    <meta:generator>LibreOffice/4.2.3.3$Windows_x86 LibreOffice_project/882f8a0a489bc99a9e60c7905a60226254cb6ff0</meta:generator>
    <dc:date>2014-05-16T22:17:27.750000000</dc:date>
    <meta:document-statistic meta:table-count="0" meta:image-count="0" meta:object-count="0" meta:page-count="4" meta:paragraph-count="87" meta:word-count="766" meta:character-count="5177" meta:non-whitespace-character-count="4345"/>
    <meta:user-defined meta:name="Info 1"/>
    <meta:user-defined meta:name="Info 2"/>
    <meta:user-defined meta:name="Info 3"/>
    <meta:user-defined meta:name="Info 4"/>
  </office:meta>
</office:document-meta>
</file>